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4000002DA6F26EC9D844390F7.png" manifest:media-type="image/png"/>
  <manifest:file-entry manifest:full-path="Pictures/TablePreview1.svm" manifest:media-type=""/>
  <manifest:file-entry manifest:full-path="Pictures/1000000000000220000002DAAFAFB407F0D42E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DejaVu Sans2" svg:font-family="'DejaVu Sans'" style:font-family-generic="swiss"/>
    <style:font-face style:name="FreeSans2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18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41cm"/>
    </style:style>
    <style:style style:name="gr21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6" style:family="graphic" style:parent-style-name="objectwithoutfill">
      <style:graphic-properties svg:stroke-width="0.051cm" svg:stroke-color="#ff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9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0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45cm"/>
    </style:style>
    <style:style style:name="gr34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76cm"/>
    </style:style>
    <style:style style:name="gr36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9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84cm"/>
    </style:style>
    <style:style style:name="gr41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4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45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svg:stroke-color="#000000" draw:fill-color="#000000" draw:textarea-horizontal-align="justify" draw:textarea-vertical-align="middle" draw:auto-grow-height="false" fo:min-height="0.639cm" fo:min-width="0cm"/>
    </style:style>
    <style:style style:name="gr47" style:family="graphic" style:parent-style-name="standard">
      <style:graphic-properties draw:fill-color="#666666" draw:textarea-horizontal-align="justify" draw:textarea-vertical-align="middle" draw:auto-grow-height="false" fo:min-height="0.512cm" fo:min-width="11.184cm"/>
    </style:style>
    <style:style style:name="gr48" style:family="graphic" style:parent-style-name="objectwithoutfill">
      <style:graphic-properties draw:stroke="dash" draw:stroke-dash="Ultrafine_20_2_20_Dots_20_3_20_Dashes" svg:stroke-color="#ffffff" draw:fill="none" draw:textarea-vertical-align="middle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72cm" fo:padding-top="0cm" fo:padding-bottom="0cm" fo:padding-left="0cm" fo:padding-right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017cm" fo:padding-top="0cm" fo:padding-bottom="0cm" fo:padding-left="0cm" fo:padding-right="0cm"/>
    </style:style>
    <style:style style:name="gr52" style:family="graphic" style:parent-style-name="standard">
      <style:graphic-properties draw:stroke="none" svg:stroke-color="#000000" draw:fill="none" draw:fill-color="#ffffff" fo:min-height="1.27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956cm"/>
    </style:style>
    <style:style style:name="gr5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5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co1" style:family="table-column">
      <style:table-column-properties style:column-width="2.258cm" style:use-optimal-column-width="false"/>
    </style:style>
    <style:style style:name="co2" style:family="table-column">
      <style:table-column-properties style:column-width="5.122cm" style:use-optimal-column-width="false"/>
    </style:style>
    <style:style style:name="co3" style:family="table-column">
      <style:table-column-properties style:column-width="2.26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899cm"/>
    </style:style>
    <style:style style:name="ce1" style:family="table-cell"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/>
      <style:text-properties fo:font-size="7pt" style:font-size-asian="7pt" style:font-size-complex="7pt"/>
    </style:style>
    <style:style style:name="P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13" style:family="paragraph">
      <loext:graphic-properties draw:fill-color="#ff0000"/>
      <style:paragraph-properties fo:text-align="center"/>
    </style:style>
    <style:style style:name="P14" style:family="paragraph">
      <loext:graphic-properties draw:fill="solid" draw:fill-color="#ff3333"/>
      <style:paragraph-properties fo:text-align="center"/>
      <style:text-properties fo:font-size="6pt" style:font-size-asian="6pt" style:font-size-complex="6pt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-color="#666666"/>
      <style:paragraph-properties fo:text-align="center"/>
    </style:style>
    <style:style style:name="P17" style:family="paragraph">
      <style:paragraph-properties fo:text-align="start" style:writing-mode="lr-tb"/>
    </style:style>
    <style:style style:name="P18" style:family="paragraph">
      <loext:graphic-properties draw:fill="none"/>
      <style:text-properties fo:font-size="8pt" style:font-size-asian="8pt" style:font-size-complex="8pt"/>
    </style:style>
    <style:style style:name="P19" style:family="paragraph">
      <loext:graphic-properties draw:fill="none" draw:fill-color="#ffffff"/>
      <style:text-properties fo:font-size="9pt" style:font-size-asian="9pt" style:font-size-complex="9pt"/>
    </style:style>
    <style:style style:name="P20" style:family="paragraph">
      <loext:graphic-properties draw:fill="none"/>
      <style:text-properties fo:font-size="14pt" style:font-size-asian="14pt" style:font-size-complex="14pt"/>
    </style:style>
    <style:style style:name="P21" style:family="paragraph">
      <style:paragraph-properties style:text-autospace="none"/>
    </style:style>
    <style:style style:name="P22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color="#000000" style:font-name="Liberation Sans2" fo:font-size="8pt" style:font-size-asian="8pt" style:font-name-complex="Liberation Sans2" style:font-size-complex="8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color="#000000" style:font-name="Liberation Sans2" fo:font-size="14pt" fo:font-weight="bold" style:font-size-asian="14pt" style:font-name-complex="Liberation Sans2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0" draw:text-style-name="P3" draw:layer="layout" svg:width="1.277cm" svg:height="0.569cm" svg:x="18.059cm" svg:y="18.61cm">
          <draw:text-box>
            <text:p><text:span text:style-name="T2">TITLE</text:span></text:p>
          </draw:text-box>
        </draw:frame>
        <draw:frame draw:style-name="gr11" draw:text-style-name="P3" draw:layer="layout" svg:width="1.137cm" svg:height="0.569cm" svg:x="26.114cm" svg:y="19.834cm">
          <draw:text-box>
            <text:p><text:span text:style-name="T2">REV.</text:span></text:p>
          </draw:text-box>
        </draw:frame>
        <draw:frame draw:style-name="gr12" draw:text-style-name="P3" draw:layer="layout" svg:width="2.032cm" svg:height="0.569cm" svg:x="18.186cm" svg:y="19.807cm">
          <draw:text-box>
            <text:p><text:span text:style-name="T2">FILE NAME</text:span></text:p>
          </draw:text-box>
        </draw:frame>
        <draw:frame draw:style-name="gr13" draw:text-style-name="P3" draw:layer="layout" svg:width="1.45cm" svg:height="0.569cm" svg:x="23.521cm" svg:y="19.753cm">
          <draw:text-box>
            <text:p><text:span text:style-name="T2">SHEET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5" draw:layer="measurelines" svg:width="0.896cm" svg:height="0.569cm" svg:x="24.414cm" svg:y="20.236cm">
          <draw:text-box>
            <text:p><text:span text:style-name="T3">1</text:span></text:p>
          </draw:text-box>
        </draw:frame>
        <draw:frame draw:style-name="gr19" draw:text-style-name="P7" draw:layer="layout" svg:width="5.684cm" svg:height="0.683cm" svg:x="10.566cm" svg:y="3.124cm">
          <draw:text-box>
            <text:p text:style-name="P6"><text:span text:style-name="T4">ALL Wires Length = 150mm</text:span></text:p>
          </draw:text-box>
        </draw:frame>
        <draw:frame draw:style-name="gr20" draw:text-style-name="P3" draw:layer="layout" svg:width="3.241cm" svg:height="0.683cm" svg:x="6.673cm" svg:y="2.568cm">
          <draw:text-box>
            <text:p><text:span text:style-name="T2">Strip insulation 30mm</text:span></text:p>
          </draw:text-box>
        </draw:frame>
        <draw:frame draw:style-name="gr20" draw:text-style-name="P3" draw:layer="layout" svg:width="3.241cm" svg:height="0.683cm" svg:x="17.358cm" svg:y="2.743cm">
          <draw:text-box>
            <text:p><text:span text:style-name="T2">Strip insulation 30mm</text:span></text:p>
          </draw:text-box>
        </draw:frame>
        <draw:line draw:style-name="gr21" draw:text-style-name="P1" draw:layer="layout" svg:x1="7.427cm" svg:y1="5.156cm" svg:x2="5.74cm" svg:y2="4.013cm">
          <text:p/>
        </draw:line>
        <draw:line draw:style-name="gr22" draw:text-style-name="P1" draw:layer="layout" svg:x1="7.427cm" svg:y1="5.156cm" svg:x2="5.74cm" svg:y2="4.521cm">
          <text:p/>
        </draw:line>
        <draw:line draw:style-name="gr23" draw:text-style-name="P1" draw:layer="layout" svg:x1="7.427cm" svg:y1="5.283cm" svg:x2="5.867cm" svg:y2="5.156cm">
          <text:p/>
        </draw:line>
        <draw:line draw:style-name="gr24" draw:text-style-name="P1" draw:layer="layout" svg:x1="7.427cm" svg:y1="5.41cm" svg:x2="5.867cm" svg:y2="5.918cm">
          <text:p/>
        </draw:line>
        <draw:frame draw:style-name="gr25" draw:text-style-name="P9" draw:layer="layout" svg:width="1.535cm" svg:height="0.645cm" svg:x="4.459cm" svg:y="3.632cm">
          <draw:text-box>
            <text:p text:style-name="P8"><text:span text:style-name="T5">Pin 11</text:span></text:p>
          </draw:text-box>
        </draw:frame>
        <draw:frame draw:style-name="gr25" draw:text-style-name="P9" draw:layer="layout" svg:width="1.535cm" svg:height="0.645cm" svg:x="4.597cm" svg:y="4.171cm">
          <draw:text-box>
            <text:p text:style-name="P8"><text:span text:style-name="T5">Pin 1</text:span></text:p>
          </draw:text-box>
        </draw:frame>
        <draw:frame draw:style-name="gr25" draw:text-style-name="P9" draw:layer="layout" svg:width="1.535cm" svg:height="0.645cm" svg:x="4.626cm" svg:y="4.865cm">
          <draw:text-box>
            <text:p text:style-name="P8"><text:span text:style-name="T5">Pin 12</text:span></text:p>
          </draw:text-box>
        </draw:frame>
        <draw:frame draw:style-name="gr25" draw:text-style-name="P9" draw:layer="layout" svg:width="1.535cm" svg:height="0.645cm" svg:x="4.627cm" svg:y="5.566cm">
          <draw:text-box>
            <text:p text:style-name="P8"><text:span text:style-name="T5">Pin 2</text:span></text:p>
          </draw:text-box>
        </draw:frame>
        <draw:line draw:style-name="gr21" draw:text-style-name="P1" draw:layer="layout" svg:x1="18.948cm" svg:y1="5.029cm" svg:x2="20.345cm" svg:y2="4.521cm">
          <text:p/>
        </draw:line>
        <draw:line draw:style-name="gr22" draw:text-style-name="P1" draw:layer="layout" svg:x1="18.948cm" svg:y1="5.156cm" svg:x2="20.345cm" svg:y2="5.283cm">
          <text:p/>
        </draw:line>
        <draw:line draw:style-name="gr23" draw:text-style-name="P1" draw:layer="layout" svg:x1="18.948cm" svg:y1="5.283cm" svg:x2="20.345cm" svg:y2="6.045cm">
          <text:p/>
        </draw:line>
        <draw:line draw:style-name="gr24" draw:text-style-name="P1" draw:layer="layout" svg:x1="18.948cm" svg:y1="5.41cm" svg:x2="20.345cm" svg:y2="6.68cm">
          <text:p/>
        </draw:line>
        <draw:line draw:style-name="gr26" draw:text-style-name="P1" draw:layer="layout" svg:x1="20.345cm" svg:y1="13.411cm" svg:x2="6.121cm" svg:y2="13.411cm">
          <text:p/>
        </draw:line>
        <draw:line draw:style-name="gr21" draw:text-style-name="P1" draw:layer="layout" svg:x1="20.218cm" svg:y1="7.569cm" svg:x2="5.867cm" svg:y2="7.569cm">
          <text:p/>
        </draw:line>
        <draw:frame draw:style-name="gr25" draw:text-style-name="P9" draw:layer="layout" svg:width="1.535cm" svg:height="0.645cm" svg:x="4.613cm" svg:y="7.181cm">
          <draw:text-box>
            <text:p text:style-name="P8"><text:span text:style-name="T5">Pin 13</text:span></text:p>
          </draw:text-box>
        </draw:frame>
        <draw:frame draw:style-name="gr27" draw:text-style-name="P10" draw:layer="layout" svg:width="1.95cm" svg:height="0.683cm" svg:x="5.261cm" svg:y="3.21cm">
          <draw:text-box>
            <text:p><text:span text:style-name="T6">Strip 3mm</text:span></text:p>
          </draw:text-box>
        </draw:frame>
        <draw:line draw:style-name="gr24" draw:text-style-name="P1" draw:layer="layout" svg:x1="20.345cm" svg:y1="12.649cm" svg:x2="5.994cm" svg:y2="12.649cm">
          <text:p/>
        </draw:line>
        <draw:frame draw:style-name="gr28" draw:text-style-name="P3" draw:layer="layout" svg:width="5.73cm" svg:height="0.569cm" svg:x="10.439cm" svg:y="3.505cm">
          <draw:text-box>
            <text:p><text:span text:style-name="T2">[EL-WR0099] – Grey 4 22awg cond. Wire</text:span></text:p>
          </draw:text-box>
        </draw:frame>
        <draw:frame draw:style-name="gr29" draw:text-style-name="P3" draw:layer="layout" svg:width="5.421cm" svg:height="0.569cm" svg:x="12.883cm" svg:y="12.842cm">
          <draw:text-box>
            <text:p><text:span text:style-name="T2">2x [EL-WR0104] – 24awg Orange Wire</text:span></text:p>
          </draw:text-box>
        </draw:frame>
        <draw:frame draw:style-name="gr30" draw:text-style-name="P3" draw:layer="layout" svg:width="4.998cm" svg:height="0.569cm" svg:x="12.828cm" svg:y="7.018cm">
          <draw:text-box>
            <text:p><text:span text:style-name="T2">2x [EL-WR0103] – 24awg Red Wire</text:span></text:p>
          </draw:text-box>
        </draw:frame>
        <draw:frame draw:style-name="gr31" draw:text-style-name="P3" draw:layer="layout" svg:width="4.807cm" svg:height="0.569cm" svg:x="12.836cm" svg:y="12.094cm">
          <draw:text-box>
            <text:p><text:span text:style-name="T2">[EL-WR0105] – 24awg Black Wire</text:span></text:p>
          </draw:text-box>
        </draw:frame>
        <draw:frame draw:style-name="gr27" draw:text-style-name="P10" draw:layer="layout" svg:width="1.95cm" svg:height="0.683cm" svg:x="19.792cm" svg:y="3.476cm">
          <draw:text-box>
            <text:p><text:span text:style-name="T6">Strip 3mm</text:span></text:p>
          </draw:text-box>
        </draw:frame>
        <draw:line draw:style-name="gr21" draw:text-style-name="P1" draw:layer="layout" svg:x1="20.218cm" svg:y1="8.077cm" svg:x2="5.867cm" svg:y2="8.077cm">
          <text:p/>
        </draw:line>
        <draw:frame draw:style-name="gr32" draw:text-style-name="P9" draw:layer="layout" svg:width="1.451cm" svg:height="0.645cm" svg:x="4.614cm" svg:y="7.682cm">
          <draw:text-box>
            <text:p text:style-name="P8"><text:span text:style-name="T5">Pin 3</text:span></text:p>
          </draw:text-box>
        </draw:frame>
        <draw:line draw:style-name="gr22" draw:text-style-name="P1" draw:layer="layout" svg:x1="20.218cm" svg:y1="8.966cm" svg:x2="5.867cm" svg:y2="8.966cm">
          <text:p/>
        </draw:line>
        <draw:frame draw:style-name="gr25" draw:text-style-name="P9" draw:layer="layout" svg:width="1.535cm" svg:height="0.645cm" svg:x="4.615cm" svg:y="8.583cm">
          <draw:text-box>
            <text:p text:style-name="P8"><text:span text:style-name="T5">Pin 14</text:span></text:p>
          </draw:text-box>
        </draw:frame>
        <draw:frame draw:style-name="gr33" draw:text-style-name="P3" draw:layer="layout" svg:width="4.845cm" svg:height="0.569cm" svg:x="12.829cm" svg:y="8.419cm">
          <draw:text-box>
            <text:p><text:span text:style-name="T2">[EL-WR0107] – 24awg White Wire</text:span></text:p>
          </draw:text-box>
        </draw:frame>
        <draw:line draw:style-name="gr34" draw:text-style-name="P1" draw:layer="layout" svg:x1="20.218cm" svg:y1="9.855cm" svg:x2="5.867cm" svg:y2="9.855cm">
          <text:p/>
        </draw:line>
        <draw:frame draw:style-name="gr35" draw:text-style-name="P3" draw:layer="layout" svg:width="4.676cm" svg:height="0.569cm" svg:x="12.83cm" svg:y="9.32cm">
          <draw:text-box>
            <text:p><text:span text:style-name="T2">[EL-WR0111] – 24awg Blue Wire</text:span></text:p>
          </draw:text-box>
        </draw:frame>
        <draw:frame draw:style-name="gr32" draw:text-style-name="P9" draw:layer="layout" svg:width="1.451cm" svg:height="0.645cm" svg:x="4.616cm" svg:y="9.384cm">
          <draw:text-box>
            <text:p text:style-name="P8"><text:span text:style-name="T5">Pin 4</text:span></text:p>
          </draw:text-box>
        </draw:frame>
        <draw:line draw:style-name="gr36" draw:text-style-name="P1" draw:layer="layout" svg:x1="20.218cm" svg:y1="10.871cm" svg:x2="5.994cm" svg:y2="10.871cm">
          <text:p/>
        </draw:line>
        <draw:frame draw:style-name="gr37" draw:text-style-name="P3" draw:layer="layout" svg:width="4.9cm" svg:height="0.569cm" svg:x="12.831cm" svg:y="10.234cm">
          <draw:text-box>
            <text:p><text:span text:style-name="T2">[EL-WR0109] – 24awg Yellow Wire</text:span></text:p>
          </draw:text-box>
        </draw:frame>
        <draw:frame draw:style-name="gr25" draw:text-style-name="P9" draw:layer="layout" svg:width="1.535cm" svg:height="0.645cm" svg:x="4.617cm" svg:y="10.385cm">
          <draw:text-box>
            <text:p text:style-name="P8"><text:span text:style-name="T5">Pin 15</text:span></text:p>
          </draw:text-box>
        </draw:frame>
        <draw:line draw:style-name="gr23" draw:text-style-name="P1" draw:layer="layout" svg:x1="20.345cm" svg:y1="11.76cm" svg:x2="5.994cm" svg:y2="11.76cm">
          <text:p/>
        </draw:line>
        <draw:frame draw:style-name="gr38" draw:text-style-name="P3" draw:layer="layout" svg:width="4.892cm" svg:height="0.569cm" svg:x="12.845cm" svg:y="11.135cm">
          <draw:text-box>
            <text:p><text:span text:style-name="T2">[EL-WR0119] – 24awg Green Wire</text:span></text:p>
          </draw:text-box>
        </draw:frame>
        <draw:frame draw:style-name="gr25" draw:text-style-name="P9" draw:layer="layout" svg:width="1.535cm" svg:height="0.645cm" svg:x="4.631cm" svg:y="11.286cm">
          <draw:text-box>
            <text:p text:style-name="P8"><text:span text:style-name="T5">Pin 5</text:span></text:p>
          </draw:text-box>
        </draw:frame>
        <draw:frame draw:style-name="gr25" draw:text-style-name="P9" draw:layer="layout" svg:width="1.535cm" svg:height="0.645cm" svg:x="4.632cm" svg:y="12.187cm">
          <draw:text-box>
            <text:p text:style-name="P8"><text:span text:style-name="T5">Pin 8</text:span></text:p>
          </draw:text-box>
        </draw:frame>
        <draw:line draw:style-name="gr26" draw:text-style-name="P1" draw:layer="layout" svg:x1="20.345cm" svg:y1="13.919cm" svg:x2="6.121cm" svg:y2="13.919cm">
          <text:p/>
        </draw:line>
        <draw:frame draw:style-name="gr25" draw:text-style-name="P9" draw:layer="layout" svg:width="1.535cm" svg:height="0.645cm" svg:x="4.739cm" svg:y="13.027cm">
          <draw:text-box>
            <text:p text:style-name="P8"><text:span text:style-name="T5">Pin 19</text:span></text:p>
          </draw:text-box>
        </draw:frame>
        <draw:frame draw:style-name="gr25" draw:text-style-name="P9" draw:layer="layout" svg:width="1.535cm" svg:height="0.645cm" svg:x="4.74cm" svg:y="13.528cm">
          <draw:text-box>
            <text:p text:style-name="P8"><text:span text:style-name="T5">Pin 9</text:span></text:p>
          </draw:text-box>
        </draw:frame>
        <draw:frame draw:style-name="gr25" draw:text-style-name="P9" draw:layer="layout" svg:width="1.535cm" svg:height="0.645cm" svg:x="20.218cm" svg:y="7.207cm">
          <draw:text-box>
            <text:p text:style-name="P8"><text:span text:style-name="T5">Pin 13</text:span></text:p>
          </draw:text-box>
        </draw:frame>
        <draw:frame draw:style-name="gr25" draw:text-style-name="P9" draw:layer="layout" svg:width="1.535cm" svg:height="0.645cm" svg:x="20.219cm" svg:y="5.008cm">
          <draw:text-box>
            <text:p text:style-name="P8"><text:span text:style-name="T5">Pin 1</text:span></text:p>
          </draw:text-box>
        </draw:frame>
        <draw:frame draw:style-name="gr25" draw:text-style-name="P9" draw:layer="layout" svg:width="1.535cm" svg:height="0.645cm" svg:x="20.219cm" svg:y="4.308cm">
          <draw:text-box>
            <text:p text:style-name="P8"><text:span text:style-name="T5">Pin 11</text:span></text:p>
          </draw:text-box>
        </draw:frame>
        <draw:frame draw:style-name="gr25" draw:text-style-name="P9" draw:layer="layout" svg:width="1.535cm" svg:height="0.645cm" svg:x="20.22cm" svg:y="5.709cm">
          <draw:text-box>
            <text:p text:style-name="P8"><text:span text:style-name="T5">Pin 12</text:span></text:p>
          </draw:text-box>
        </draw:frame>
        <draw:frame draw:style-name="gr25" draw:text-style-name="P9" draw:layer="layout" svg:width="1.535cm" svg:height="0.645cm" svg:x="20.221cm" svg:y="6.41cm">
          <draw:text-box>
            <text:p text:style-name="P8"><text:span text:style-name="T5">Pin 2</text:span></text:p>
          </draw:text-box>
        </draw:frame>
        <draw:frame draw:style-name="gr25" draw:text-style-name="P9" draw:layer="layout" svg:width="1.535cm" svg:height="0.645cm" svg:x="20.219cm" svg:y="7.808cm">
          <draw:text-box>
            <text:p text:style-name="P8"><text:span text:style-name="T5">Pin 3</text:span></text:p>
          </draw:text-box>
        </draw:frame>
        <draw:frame draw:style-name="gr25" draw:text-style-name="P9" draw:layer="layout" svg:width="1.535cm" svg:height="0.645cm" svg:x="20.22cm" svg:y="8.709cm">
          <draw:text-box>
            <text:p text:style-name="P8"><text:span text:style-name="T5">Pin 14</text:span></text:p>
          </draw:text-box>
        </draw:frame>
        <draw:frame draw:style-name="gr25" draw:text-style-name="P9" draw:layer="layout" svg:width="1.535cm" svg:height="0.645cm" svg:x="20.221cm" svg:y="9.51cm">
          <draw:text-box>
            <text:p text:style-name="P8"><text:span text:style-name="T5">Pin 4</text:span></text:p>
          </draw:text-box>
        </draw:frame>
        <draw:frame draw:style-name="gr25" draw:text-style-name="P9" draw:layer="layout" svg:width="1.535cm" svg:height="0.645cm" svg:x="20.222cm" svg:y="10.411cm">
          <draw:text-box>
            <text:p text:style-name="P8"><text:span text:style-name="T5">Pin 15</text:span></text:p>
          </draw:text-box>
        </draw:frame>
        <draw:frame draw:style-name="gr25" draw:text-style-name="P9" draw:layer="layout" svg:width="1.535cm" svg:height="0.645cm" svg:x="20.223cm" svg:y="11.412cm">
          <draw:text-box>
            <text:p text:style-name="P8"><text:span text:style-name="T5">Pin 5</text:span></text:p>
          </draw:text-box>
        </draw:frame>
        <draw:frame draw:style-name="gr25" draw:text-style-name="P9" draw:layer="layout" svg:width="1.535cm" svg:height="0.645cm" svg:x="20.224cm" svg:y="12.313cm">
          <draw:text-box>
            <text:p text:style-name="P8"><text:span text:style-name="T5">Pin 8</text:span></text:p>
          </draw:text-box>
        </draw:frame>
        <draw:frame draw:style-name="gr25" draw:text-style-name="P9" draw:layer="layout" svg:width="1.535cm" svg:height="0.645cm" svg:x="20.333cm" svg:y="13.055cm">
          <draw:text-box>
            <text:p text:style-name="P8"><text:span text:style-name="T5">Pin 19</text:span></text:p>
          </draw:text-box>
        </draw:frame>
        <draw:frame draw:style-name="gr25" draw:text-style-name="P9" draw:layer="layout" svg:width="1.535cm" svg:height="0.645cm" svg:x="20.334cm" svg:y="13.556cm">
          <draw:text-box>
            <text:p text:style-name="P8"><text:span text:style-name="T5">Pin 9</text:span></text:p>
          </draw:text-box>
        </draw:frame>
        <draw:frame draw:style-name="gr39" draw:text-style-name="P10" draw:layer="layout" svg:width="4.875cm" svg:height="1.319cm" svg:x="22.455cm" svg:y="5.029cm">
          <draw:text-box>
            <text:p><text:span text:style-name="T6">1x [PC-CN0099]</text:span></text:p>
            <text:p><text:span text:style-name="T6">Molex-CONN RECEPT 20POS</text:span></text:p>
            <text:p><text:span text:style-name="T6"><text:s/></text:span><text:span text:style-name="T6">3MM DUAL ROW, BLACK</text:span></text:p>
          </draw:text-box>
        </draw:frame>
        <draw:frame draw:style-name="gr40" draw:text-style-name="P10" draw:layer="layout" svg:width="3.584cm" svg:height="0.963cm" svg:x="23.139cm" svg:y="6.352cm">
          <draw:text-box>
            <text:p><text:span text:style-name="T6">13x [EL-MS0479]</text:span></text:p>
            <text:p><text:span text:style-name="T6">Female 3.0 Molex Pin</text:span></text:p>
          </draw:text-box>
        </draw:frame>
        <draw:custom-shape draw:style-name="gr41" draw:text-style-name="P11" draw:layer="layout" svg:width="1.463cm" svg:height="4.953cm" svg:x="24.389cm" svg:y="7.82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0.266cm" svg:height="0.239cm" svg:x="24.619cm" svg:y="8.099cm">
          <text:p text:style-name="P6"><text:span text:style-name="T7">10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0.266cm" svg:height="0.239cm" svg:x="25.247cm" svg:y="8.099cm">
          <text:p text:style-name="P6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0.266cm" svg:height="0.237cm" svg:x="24.619cm" svg:y="8.565cm">
          <text:p text:style-name="P6"><text:span text:style-name="T7">9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0.266cm" svg:height="0.237cm" svg:x="24.619cm" svg:y="9.031cm">
          <text:p text:style-name="P6"><text:span text:style-name="T7">8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0.266cm" svg:height="0.237cm" svg:x="25.247cm" svg:y="9.031cm">
          <text:p text:style-name="P6"><text:span text:style-name="T7">18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0.266cm" svg:height="0.237cm" svg:x="24.619cm" svg:y="9.497cm">
          <text:p text:style-name="P6"><text:span text:style-name="T7">7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0.266cm" svg:height="0.237cm" svg:x="25.247cm" svg:y="9.497cm">
          <text:p text:style-name="P6"><text:span text:style-name="T7">17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0.266cm" svg:height="0.237cm" svg:x="24.619cm" svg:y="9.963cm">
          <text:p text:style-name="P6"><text:span text:style-name="T7">6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0.266cm" svg:height="0.237cm" svg:x="25.247cm" svg:y="9.963cm">
          <text:p text:style-name="P6"><text:span text:style-name="T7">16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0.266cm" svg:height="0.237cm" svg:x="24.619cm" svg:y="10.429cm">
          <text:p text:style-name="P6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0.266cm" svg:height="0.237cm" svg:x="25.247cm" svg:y="10.429cm">
          <text:p text:style-name="P6"><text:span text:style-name="T7">15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0.266cm" svg:height="0.237cm" svg:x="24.619cm" svg:y="10.896cm">
          <text:p text:style-name="P6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0.266cm" svg:height="0.237cm" svg:x="25.247cm" svg:y="10.896cm">
          <text:p text:style-name="P6"><text:span text:style-name="T7">14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0.266cm" svg:height="0.237cm" svg:x="24.619cm" svg:y="11.362cm">
          <text:p text:style-name="P6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0.266cm" svg:height="0.237cm" svg:x="25.247cm" svg:y="11.362cm">
          <text:p text:style-name="P6"><text:span text:style-name="T7">13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0.146cm" svg:height="0.273cm" draw:transform="rotate (1.5707963267949) translate (23.862cm 12.52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4" draw:text-style-name="P3" draw:layer="layout" svg:width="1.239cm" svg:height="0.569cm" svg:x="22.758cm" svg:y="12.141cm">
          <draw:text-box>
            <text:p><text:span text:style-name="T2">Pin 1</text:span></text:p>
          </draw:text-box>
        </draw:frame>
        <draw:custom-shape draw:style-name="gr42" draw:text-style-name="P12" draw:layer="layout" svg:width="0.266cm" svg:height="0.237cm" svg:x="25.248cm" svg:y="8.565cm">
          <text:p text:style-name="P6"><text:span text:style-name="T7">19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0.266cm" svg:height="0.237cm" svg:x="24.619cm" svg:y="11.796cm">
          <text:p text:style-name="P6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0.266cm" svg:height="0.237cm" svg:x="25.247cm" svg:y="11.796cm">
          <text:p text:style-name="P6"><text:span text:style-name="T7">12</text:span>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0.266cm" svg:height="0.237cm" svg:x="24.619cm" svg:y="12.262cm">
          <text:p text:style-name="P6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0.266cm" svg:height="0.237cm" svg:x="25.247cm" svg:y="12.262cm">
          <text:p text:style-name="P6"><text:span text:style-name="T7">11</text:span></text:p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0.497cm" svg:height="0.889cm" svg:x="25.817cm" svg:y="9.705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47" draw:text-style-name="P16" draw:layer="layout" svg:width="11.684cm" svg:height="0.762cm" svg:x="7.391cm" svg:y="4.775cm">
          <text:p/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7.645cm" svg:y1="4.521cm" svg:x2="8.026cm" svg:y2="4.521cm">
          <text:p/>
        </draw:line>
        <draw:line draw:style-name="gr48" draw:text-style-name="P1" draw:layer="layout" svg:x1="7.646cm" svg:y1="4.521cm" svg:x2="8.027cm" svg:y2="4.521cm">
          <text:p/>
        </draw:line>
        <draw:line draw:style-name="gr48" draw:text-style-name="P1" draw:layer="layout" svg:x1="18.059cm" svg:y1="4.521cm" svg:x2="18.44cm" svg:y2="4.521cm">
          <text:p/>
        </draw:line>
        <draw:line draw:style-name="gr48" draw:text-style-name="P1" draw:layer="layout" svg:x1="18.186cm" svg:y1="14.173cm" svg:x2="18.44cm" svg:y2="14.173cm">
          <text:p/>
        </draw:line>
        <draw:line draw:style-name="gr48" draw:text-style-name="P1" draw:layer="layout" svg:x1="7.645cm" svg:y1="14.173cm" svg:x2="8.026cm" svg:y2="14.173cm">
          <text:p/>
        </draw:line>
        <draw:frame draw:style-name="gr49" draw:text-style-name="P18" draw:layer="layout" svg:width="1.272cm" svg:height="0.319cm" svg:x="14.122cm" svg:y="18.239cm">
          <draw:text-box>
            <text:p text:style-name="P17"><text:span text:style-name="T8">LF</text:span><text:span text:style-name="T8"><text:tab/></text:span></text:p>
          </draw:text-box>
        </draw:frame>
        <draw:frame draw:style-name="gr50" draw:text-style-name="P19" draw:layer="layout" svg:width="2.102cm" svg:height="0.607cm" svg:x="16.127cm" svg:y="18.113cm">
          <draw:text-box>
            <text:p><text:span text:style-name="T9">5/30/19</text:span></text:p>
          </draw:text-box>
        </draw:frame>
        <draw:frame draw:style-name="gr51" draw:text-style-name="P20" draw:layer="layout" svg:width="7.017cm" svg:height="0.556cm" svg:x="18.701cm" svg:y="19.126cm">
          <draw:text-box>
            <text:p text:style-name="P17"><text:span text:style-name="T10">Extruder Jumper External</text:span></text:p>
          </draw:text-box>
        </draw:frame>
        <draw:frame draw:style-name="gr52" draw:text-style-name="P3" draw:layer="layout" svg:width="7.747cm" svg:height="1.523cm" svg:x="22.377cm" svg:y="0.839cm">
          <draw:text-box>
            <text:p><text:span text:style-name="T2">Notes: Unless otherwise specified</text:span></text:p>
            <text:p><text:span text:style-name="T2">Cut length +/- 3mm</text:span></text:p>
            <text:p><text:span text:style-name="T2">Molex strip length +/-0.5mm</text:span></text:p>
            <text:p><text:span text:style-name="T2"/></text:p>
          </draw:text-box>
        </draw:frame>
        <draw:frame draw:style-name="standard" draw:layer="layout" svg:width="11.897cm" svg:height="2.376cm" svg:x="0.934cm" svg:y="16.954cm">
          <table:table table:template-name="default" table:use-first-row-styles="true"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21"><text:span text:style-name="T2">Initial</text:span></text:p>
              </table:table-cell>
              <table:table-cell>
                <text:p text:style-name="P21"><text:span text:style-name="T2">comments</text:span></text:p>
              </table:table-cell>
              <table:table-cell>
                <text:p text:style-name="P21"><text:span text:style-name="T2">date</text:span></text:p>
              </table:table-cell>
              <table:table-cell>
                <text:p text:style-name="P21"><text:span text:style-name="T2">Rev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53" draw:text-style-name="P10" draw:layer="layout" svg:width="4.456cm" svg:height="1.319cm" svg:x="0.533cm" svg:y="5.537cm">
          <draw:text-box>
            <text:p><text:span text:style-name="T6">1x [PC-CN0101]</text:span></text:p>
            <text:p><text:span text:style-name="T6">Molex-CONN PLUG 20POS</text:span></text:p>
            <text:p><text:span text:style-name="T6"><text:s/></text:span><text:span text:style-name="T6">3MM VERT DUAL, BLACK</text:span></text:p>
          </draw:text-box>
        </draw:frame>
        <draw:custom-shape draw:style-name="gr41" draw:text-style-name="P11" draw:layer="layout" svg:width="1.463cm" svg:height="4.953cm" svg:x="1.356cm" svg:y="7.3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0.266cm" svg:height="0.239cm" svg:x="1.617cm" svg:y="11.624cm">
          <text:p text:style-name="P6"><text:span text:style-name="T7">1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4" draw:text-style-name="P22" draw:layer="layout" svg:width="0.266cm" svg:height="0.239cm" svg:x="2.245cm" svg:y="11.624cm">
          <text:p text:style-name="P6"><text:span text:style-name="T7">1</text:span></text:p>
          <draw:enhanced-geometry svg:viewBox="0 0 21600 21600" draw:mirror-vertical="false" draw:type="rectangle" draw:enhanced-path="M 0 0 L 21600 0 21600 21600 0 21600 0 0 Z N"/>
        </draw:custom-shape>
        <draw:custom-shape draw:style-name="gr42" draw:text-style-name="P12" draw:layer="layout" svg:width="0.266cm" svg:height="0.237cm" svg:x="1.617cm" svg:y="11.16cm">
          <text:p text:style-name="P6"><text:span text:style-name="T7">12</text:span></text:p>
          <draw:enhanced-geometry svg:viewBox="0 0 21600 21600" draw:mirror-vertical="false" draw:type="rectangle" draw:enhanced-path="M 0 0 L 21600 0 21600 21600 0 21600 0 0 Z N"/>
        </draw:custom-shape>
        <draw:custom-shape draw:style-name="gr42" draw:text-style-name="P12" draw:layer="layout" svg:width="0.266cm" svg:height="0.237cm" svg:x="1.617cm" svg:y="10.694cm">
          <text:p text:style-name="P6"><text:span text:style-name="T7">13</text:span></text:p>
          <draw:enhanced-geometry svg:viewBox="0 0 21600 21600" draw:mirror-vertical="false" draw:type="rectangle" draw:enhanced-path="M 0 0 L 21600 0 21600 21600 0 21600 0 0 Z N"/>
        </draw:custom-shape>
        <draw:custom-shape draw:style-name="gr42" draw:text-style-name="P12" draw:layer="layout" svg:width="0.266cm" svg:height="0.237cm" svg:x="2.245cm" svg:y="10.694cm">
          <text:p text:style-name="P6"><text:span text:style-name="T7">3</text:span></text:p>
          <draw:enhanced-geometry svg:viewBox="0 0 21600 21600" draw:mirror-vertical="false" draw:type="rectangle" draw:enhanced-path="M 0 0 L 21600 0 21600 21600 0 21600 0 0 Z N"/>
        </draw:custom-shape>
        <draw:custom-shape draw:style-name="gr42" draw:text-style-name="P12" draw:layer="layout" svg:width="0.266cm" svg:height="0.237cm" svg:x="1.617cm" svg:y="10.228cm">
          <text:p text:style-name="P6"><text:span text:style-name="T7">14</text:span></text:p>
          <draw:enhanced-geometry svg:viewBox="0 0 21600 21600" draw:mirror-vertical="false" draw:type="rectangle" draw:enhanced-path="M 0 0 L 21600 0 21600 21600 0 21600 0 0 Z N"/>
        </draw:custom-shape>
        <draw:custom-shape draw:style-name="gr42" draw:text-style-name="P12" draw:layer="layout" svg:width="0.266cm" svg:height="0.237cm" svg:x="2.245cm" svg:y="10.228cm">
          <text:p text:style-name="P6"><text:span text:style-name="T7">4</text:span></text:p>
          <draw:enhanced-geometry svg:viewBox="0 0 21600 21600" draw:mirror-vertical="false" draw:type="rectangle" draw:enhanced-path="M 0 0 L 21600 0 21600 21600 0 21600 0 0 Z N"/>
        </draw:custom-shape>
        <draw:custom-shape draw:style-name="gr42" draw:text-style-name="P12" draw:layer="layout" svg:width="0.266cm" svg:height="0.237cm" svg:x="1.617cm" svg:y="9.762cm">
          <text:p text:style-name="P6"><text:span text:style-name="T7">15</text:span></text:p>
          <draw:enhanced-geometry svg:viewBox="0 0 21600 21600" draw:mirror-vertical="false" draw:type="rectangle" draw:enhanced-path="M 0 0 L 21600 0 21600 21600 0 21600 0 0 Z N"/>
        </draw:custom-shape>
        <draw:custom-shape draw:style-name="gr42" draw:text-style-name="P12" draw:layer="layout" svg:width="0.266cm" svg:height="0.237cm" svg:x="2.245cm" svg:y="9.762cm">
          <text:p text:style-name="P6"><text:span text:style-name="T7">5</text:span></text:p>
          <draw:enhanced-geometry svg:viewBox="0 0 21600 21600" draw:mirror-vertical="false" draw:type="rectangle" draw:enhanced-path="M 0 0 L 21600 0 21600 21600 0 21600 0 0 Z N"/>
        </draw:custom-shape>
        <draw:custom-shape draw:style-name="gr42" draw:text-style-name="P12" draw:layer="layout" svg:width="0.266cm" svg:height="0.237cm" svg:x="1.617cm" svg:y="9.296cm">
          <text:p text:style-name="P6"><text:span text:style-name="T7">16</text:span></text:p>
          <draw:enhanced-geometry svg:viewBox="0 0 21600 21600" draw:mirror-vertical="false" draw:type="rectangle" draw:enhanced-path="M 0 0 L 21600 0 21600 21600 0 21600 0 0 Z N"/>
        </draw:custom-shape>
        <draw:custom-shape draw:style-name="gr42" draw:text-style-name="P12" draw:layer="layout" svg:width="0.266cm" svg:height="0.237cm" svg:x="2.245cm" svg:y="9.296cm">
          <text:p text:style-name="P6"><text:span text:style-name="T7">6</text:span></text:p>
          <draw:enhanced-geometry svg:viewBox="0 0 21600 21600" draw:mirror-vertical="false" draw:type="rectangle" draw:enhanced-path="M 0 0 L 21600 0 21600 21600 0 21600 0 0 Z N"/>
        </draw:custom-shape>
        <draw:custom-shape draw:style-name="gr42" draw:text-style-name="P12" draw:layer="layout" svg:width="0.266cm" svg:height="0.237cm" svg:x="1.617cm" svg:y="8.829cm">
          <text:p text:style-name="P6"><text:span text:style-name="T7">17</text:span></text:p>
          <draw:enhanced-geometry svg:viewBox="0 0 21600 21600" draw:mirror-vertical="false" draw:type="rectangle" draw:enhanced-path="M 0 0 L 21600 0 21600 21600 0 21600 0 0 Z N"/>
        </draw:custom-shape>
        <draw:custom-shape draw:style-name="gr42" draw:text-style-name="P12" draw:layer="layout" svg:width="0.266cm" svg:height="0.237cm" svg:x="2.245cm" svg:y="8.829cm">
          <text:p text:style-name="P6"><text:span text:style-name="T7">7</text:span></text:p>
          <draw:enhanced-geometry svg:viewBox="0 0 21600 21600" draw:mirror-vertical="false" draw:type="rectangle" draw:enhanced-path="M 0 0 L 21600 0 21600 21600 0 21600 0 0 Z N"/>
        </draw:custom-shape>
        <draw:custom-shape draw:style-name="gr42" draw:text-style-name="P12" draw:layer="layout" svg:width="0.266cm" svg:height="0.237cm" svg:x="1.617cm" svg:y="8.363cm">
          <text:p text:style-name="P6"><text:span text:style-name="T7">18</text:span></text:p>
          <draw:enhanced-geometry svg:viewBox="0 0 21600 21600" draw:mirror-vertical="false" draw:type="rectangle" draw:enhanced-path="M 0 0 L 21600 0 21600 21600 0 21600 0 0 Z N"/>
        </draw:custom-shape>
        <draw:custom-shape draw:style-name="gr42" draw:text-style-name="P12" draw:layer="layout" svg:width="0.266cm" svg:height="0.237cm" svg:x="2.245cm" svg:y="8.363cm">
          <text:p text:style-name="P6"><text:span text:style-name="T7">8</text:span></text:p>
          <draw:enhanced-geometry svg:viewBox="0 0 21600 21600" draw:mirror-vertical="false" draw:type="rectangle" draw:enhanced-path="M 0 0 L 21600 0 21600 21600 0 21600 0 0 Z N"/>
        </draw:custom-shape>
        <draw:custom-shape draw:style-name="gr43" draw:text-style-name="P13" draw:layer="layout" svg:width="0.146cm" svg:height="0.273cm" draw:transform="rotate (1.5707963267949) translate (2.873cm 11.8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4" draw:text-style-name="P3" draw:layer="layout" svg:width="1.239cm" svg:height="0.569cm" svg:x="3.104cm" svg:y="11.445cm">
          <draw:text-box>
            <text:p><text:span text:style-name="T2">Pin 1</text:span></text:p>
          </draw:text-box>
        </draw:frame>
        <draw:custom-shape draw:style-name="gr42" draw:text-style-name="P12" draw:layer="layout" svg:width="0.266cm" svg:height="0.237cm" svg:x="2.246cm" svg:y="11.16cm">
          <text:p text:style-name="P6"><text:span text:style-name="T7">2</text:span></text:p>
          <draw:enhanced-geometry svg:viewBox="0 0 21600 21600" draw:mirror-vertical="false" draw:type="rectangle" draw:enhanced-path="M 0 0 L 21600 0 21600 21600 0 21600 0 0 Z N"/>
        </draw:custom-shape>
        <draw:custom-shape draw:style-name="gr42" draw:text-style-name="P12" draw:layer="layout" svg:width="0.266cm" svg:height="0.237cm" svg:x="1.617cm" svg:y="7.929cm">
          <text:p text:style-name="P6"><text:span text:style-name="T7">19</text:span></text:p>
          <draw:enhanced-geometry svg:viewBox="0 0 21600 21600" draw:mirror-vertical="false" draw:type="rectangle" draw:enhanced-path="M 0 0 L 21600 0 21600 21600 0 21600 0 0 Z N"/>
        </draw:custom-shape>
        <draw:custom-shape draw:style-name="gr42" draw:text-style-name="P12" draw:layer="layout" svg:width="0.266cm" svg:height="0.237cm" svg:x="2.245cm" svg:y="7.929cm">
          <text:p text:style-name="P6"><text:span text:style-name="T7">9</text:span></text:p>
          <draw:enhanced-geometry svg:viewBox="0 0 21600 21600" draw:mirror-vertical="false" draw:type="rectangle" draw:enhanced-path="M 0 0 L 21600 0 21600 21600 0 21600 0 0 Z N"/>
        </draw:custom-shape>
        <draw:custom-shape draw:style-name="gr42" draw:text-style-name="P12" draw:layer="layout" svg:width="0.266cm" svg:height="0.237cm" svg:x="1.617cm" svg:y="7.463cm">
          <text:p text:style-name="P6"><text:span text:style-name="T7">20</text:span></text:p>
          <draw:enhanced-geometry svg:viewBox="0 0 21600 21600" draw:mirror-vertical="false" draw:type="rectangle" draw:enhanced-path="M 0 0 L 21600 0 21600 21600 0 21600 0 0 Z N"/>
        </draw:custom-shape>
        <draw:custom-shape draw:style-name="gr42" draw:text-style-name="P12" draw:layer="layout" svg:width="0.266cm" svg:height="0.237cm" svg:x="2.245cm" svg:y="7.463cm">
          <text:p text:style-name="P6"><text:span text:style-name="T7">10</text:span></text:p>
          <draw:enhanced-geometry svg:viewBox="0 0 21600 21600" draw:mirror-vertical="false" draw:type="rectangle" draw:enhanced-path="M 0 0 L 21600 0 21600 21600 0 21600 0 0 Z N"/>
        </draw:custom-shape>
        <draw:custom-shape draw:style-name="gr55" draw:text-style-name="P15" draw:layer="layout" svg:width="0.243cm" svg:height="0.11cm" svg:x="1.168cm" svg:y="9.63cm">
          <text:p/>
          <draw:enhanced-geometry svg:viewBox="0 0 21600 21600" draw:mirror-vertical="true" draw:type="rectangle" draw:enhanced-path="M 0 0 L 21600 0 21600 21600 0 21600 0 0 Z N"/>
        </draw:custom-shape>
        <draw:frame draw:style-name="gr40" draw:text-style-name="P10" draw:layer="layout" svg:width="3.584cm" svg:height="0.963cm" svg:x="0.914cm" svg:y="12.395cm">
          <draw:text-box>
            <text:p><text:span text:style-name="T6">13x [EL-MS0480]</text:span></text:p>
            <text:p><text:span text:style-name="T6">Male 3.0 Molex P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DejaVu Sans2" svg:font-family="'DejaVu Sans'" style:font-family-generic="swiss"/>
    <style:font-face style:name="FreeSans2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6-04T08:46:42.558909659</dc:date>
    <meta:editing-duration>P18DT11H4M16S</meta:editing-duration>
    <meta:editing-cycles>286</meta:editing-cycles>
    <meta:generator>LibreOffice/5.2.7.2$Linux_X86_64 LibreOffice_project/20m0$Build-2</meta:generator>
    <meta:print-date>2016-04-14T12:52:27.815597709</meta:print-date>
    <meta:document-statistic meta:object-count="145"/>
  </office:meta>
</office:document-meta>
</file>